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F2000000324C6B0AC2.png" manifest:media-type="image/png"/>
  <manifest:file-entry manifest:full-path="Pictures/10000001000004F2000000328AC34169.png" manifest:media-type="image/png"/>
  <manifest:file-entry manifest:full-path="Pictures/10000001000004EB0000006F937C6AC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c99ad" officeooo:paragraph-rsid="000c99ad"/>
    </style:style>
    <style:style style:name="P2" style:family="paragraph" style:parent-style-name="Standard">
      <style:text-properties officeooo:paragraph-rsid="000c99ad"/>
    </style:style>
    <style:style style:name="T1" style:family="text">
      <style:text-properties officeooo:rsid="000c99a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Céation d’un environnment virtuel avec venv de python</text:p>
      <text:p text:style-name="P1">(note pyenv permet d’installler plusieurs version de python)</text:p>
      <text:p text:style-name="P1"/>
      <text:p text:style-name="P1"/>
      <text:p text:style-name="P2">python3 -m venv projet_BI <text:s text:c="20"/><text:span text:style-name="T1">(python3 -m venv chemin/nom d’environnement)</text:span></text:p>
      <text:p text:style-name="Standard"/>
      <text:p text:style-name="P2">source projet_BI/bin/activate <text:s text:c="8"/><text:span text:style-name="T1">(source <text:s text:c="2"/>chemin/nom d’environnement/bin activate)</text:span></text:p>
      <text:p text:style-name="Standard"/>
      <text:p text:style-name="Standard"><draw:frame draw:style-name="fr2" draw:name="Image1" text:anchor-type="char" svg:width="6.6929in" svg:height="0.5898in" draw:z-index="0"><draw:image xlink:href="Pictures/10000001000004EB0000006F937C6ACD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><draw:frame draw:style-name="fr2" draw:name="Image2" text:anchor-type="char" svg:width="6.6929in" svg:height="0.2638in" draw:z-index="1"><draw:image xlink:href="Pictures/10000001000004F2000000328AC34169.png" xlink:type="simple" xlink:show="embed" xlink:actuate="onLoad" draw:mime-type="image/png"/></draw:frame><draw:frame draw:style-name="fr1" draw:name="Image3" text:anchor-type="char" svg:x="-0.0209in" svg:y="0.75in" svg:width="6.6929in" svg:height="0.2638in" draw:z-index="2"><draw:image xlink:href="Pictures/10000001000004F2000000324C6B0AC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6T16:21:16.809669973</meta:creation-date>
    <dc:date>2024-08-06T16:31:06.525116512</dc:date>
    <meta:editing-duration>PT9M50S</meta:editing-duration>
    <meta:editing-cycles>1</meta:editing-cycles>
    <meta:document-statistic meta:table-count="0" meta:image-count="3" meta:object-count="0" meta:page-count="1" meta:paragraph-count="4" meta:word-count="31" meta:character-count="291" meta:non-whitespace-character-count="234"/>
    <meta:generator>LibreOffice/7.6.7.2$Linux_X86_64 LibreOffice_project/60$Build-2</meta:generator>
  </office:meta>
</office:document-meta>
</file>